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acleFileSystem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racleFileSystem.seek( long 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acleFileSystem.getTabl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acleFileSystem.getRandomAccessOutputStream( final String filePath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99">
            <text:p text:style-name="Table_20_Contents">99</text:p>
          </table:table-cell>
        </table:table-row>
        <table:table-row>
          <table:table-cell office:value-type="string">
            <text:p text:style-name="Table_20_Contents">OracleFileSystem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acleFileSystem.OracleFileSys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racleFileSystem.setTableSpace( String table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racleFileSystem.write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acleFileSystem.createTemporaryBlob( InputStream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OracleFileSystem.buildSQLStat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OracleFileSystem.write( byte [ ] b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acleFileSystem.clos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OracleFileSystem.checkSchema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OracleFileSystem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racleFileSystem.getOutputStream( final String filePath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73">
            <text:p text:style-name="Table_20_Contents">73</text:p>
          </table:table-cell>
        </table:table-row>
        <table:table-row>
          <table:table-cell office:value-type="string">
            <text:p text:style-name="Table_20_Contents">OracleFileSystem.freeTemporaryBlob( Object blo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